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h text:outline-level="3" text:style-name="Heading-3">Sueño #62 4 de octubre de 2010</text:h>
      <text:p text:style-name="Normal"/>
      <text:p text:style-name="Normal"><text:span text:style-name="T1">Estaba en la casa de mi mamá viendo hacia la calle por la ventana y de pronto hay un accidente, salgo para intentar ayudar, mientras camino escucho gritos y llantos, aparentemente alguien ha muerto.</text:span></text:p>
      <text:p text:style-name="Normal"/>
      <text:p text:style-name="Normal"><text:span text:style-name="T1">Etiquetas: Casa de mi mamá, accidente, muerte.</text:span></text:p>
      <text:p text:style-name="Normal"/>
      <text:p text:style-name="Normal">—¿Qué soñaste hoy Joel?—preguntó Miguel—</text:p>
      <text:p text:style-name="Normal">—Algo sobre un accidente, no recuerdo muchos detalles pero es interesante como es que según yo estoy preparado para ver gente muerta, me siento lo suficientemente fuerte e inteligente como para entender que un cadaver no debería de asustarme, sin embargo en el sueño y al despertar sentí mucho miedo.</text:p>
      <text:p text:style-name="Normal">—¿Has visto un cadaver en la vida real?</text:p>
      <text:p text:style-name="Normal">—Sí, no en un accidente, solo en velorios. No he sentido nada, creo que soy muy insensible aunque debe ser diferente presenciar un accidente mortal, es inesperado e impactante.</text:p>
      <text:p text:style-name="Normal">—¿Cómo vas con tu diario de sueños?</text:p>
      <text:p text:style-name="Normal">—Tengo escritos y clasificados 43 sueños en aproximadamente 4 meses, aun no veo patrones pero cada vez tengo más sueños, supongo que el motivo es que les presto más atención, a veces me duermo pensando en sueños y al despertar lo primero que hago es anotarlos, de hecho planeo desarrollar un software para agilizar mi investigación y poder ver estadísticas con detalle, tal vez una aplicación para mi celular.</text:p>
      <text:p text:style-name="Normal">—Ya sabes que no te entiendo cuando hablas de computadoras, mejor pásame otra cerveza.</text:p>
      <text:p text:style-name="Normal">—Cuando comenzaste con eso de los sueños me preguntaste si había soñado con enamorame de alguien que no existe. ¿Te ha vuelto a suceder?</text:p>
      <text:p text:style-name="Normal">—Sí he soñado que beso o empiezo a tocar a mujeres, algunas conocidas y otras no pero nada relevante.</text:p>
      <text:p text:style-name="Normal">—Oye Joel, esos son los sueños quisiera tener yo y poder controlarlos para estar con la mujer que yo elija y hacer lo que quiera.</text:p>
      <text:p text:style-name="Normal">—Miguel ¿Alguna vez ha podido controlar un sueño?</text:p>
      <text:p text:style-name="Normal">—No ¿Es posible?</text:p>
      <text:p text:style-name="Normal">—Unas personas dicen que sí y otras que no, hay mucha controversia en estos temas, siempre que tengo oportunidad en alguna reunión comienzo a hacer preguntas y hay personas que aseguran poder tomar total control pero lo dudo. He leído que mientras sueñas nunca te puedes ver las manos, que no puedes saber la hora, que todo lo ves en blanco y negro pero son detalles que no puedo recordar ni comprobar y si es que son ciertos ¿Cómo podrías tomar control con esas limitaciones?</text:p>
      <text:p text:style-name="Normal">—La verdad sí está cabrón, ya me pusiste a pensar.</text:p>
      <text:p text:style-name="Normal">—Eso es una de las razones por lo que sigo esta investigación Miguel, me hace pensar, estoy llegando a un punto de mi vida que se me hace difícil impresionarme, estoy aburrido y cansado, los sueños me hacen pensar que hay algo más, que no todo es tan cuadrado, que puede haber otras realidades o que puedo escapar de ésta.</text:p>
      <text:p text:style-name="Normal">—Joel, en primer lugar estás bien joven para pensar así ¿Cómo puedes aburrite de tu vida? Muchos quisieran ser como tú.</text:p>
      <text:p text:style-name="Normal">—¿Por qué alguien quisiera ser como yo?</text:p>
      <text:p text:style-name="Normal">—Tienes buen trabajo con sueldo suficiente para rentar un departamento, comer bien, gastar en alcohol y tienes habilidad para tratar con la gente, principalmente con las mujeres, no has sido un santo y te ha ido bien, no seas pesimista que muchos te han de envidiar.</text:p>
      <text:p text:style-name="Normal">—Eso significa nada Miguel, si te pones a analizarlo tener eso es relativamente fácil, ya estoy algo ebrio para darte más detalles de como me siento y voy a decir puras estupideces que explicarán muy superficialmente y tal vez erroneamente mi sentir.</text:p>
      <text:p text:style-name="Normal">—Tranquilo Joel, ya te pusiste muy profundo pero cuando quieras platicar con todo gusto ya lo sabes carnal.</text:p>
      <text:p text:style-name="Normal">—Está bien, luego platicamos, ya me voy a dormir o tal vez escriba algo, también quisiera comenzar a escribir reportes de mi investigación para llevar un progreso escrito.</text:p>
      <text:p text:style-name="Normal">—Suena bien, suerte con eso, nos vemos luego.</text:p>
      <text:p text:style-name="Normal"/>
      <text:h text:outline-level="3" text:style-name="Heading-3">Reporte #1 4 de octubre de 2010</text:h>
      <text:p text:style-name="Normal"/>
      <text:p text:style-name="Normal">Después de tener registro de 43 sueños lo único relevante que he notado es que sueño más seguido aunque debe ser por que trato de no olvidarlos y es lo primero que pienso al despertar.</text:p>
      <text:p text:style-name="Normal"/>
      <text:p text:style-name="Normal">He tenido muchos tipos de sueños, algunos no se ni como categorizarlos, simplemente no tienen sentido, aunque no he hecho un conteo de similitudes ni he obtenido algún tipo de estadística creo que en este punto notaría algún patrón, esperaré unos meses más para empezar a hacer un análisis más profundo.</text:p>
      <text:p text:style-name="Normal"/>
      <text:p text:style-name="Normal">Es curioso que al despertar y escribir mis sueños empieza una carrera contra los detalles, pasan segundos y se van desvaneciendo, en el momento ya no puedo recordarlos sin embargo en el transcurso del día hay ocasiones que los recuerdo por ninguna razón aparente y a veces por casualidades relacionadas.</text:p>
      <text:h text:outline-level="3" text:style-name="Heading-3"/>
      <text:h text:outline-level="3" text:style-name="Heading-3">Sueño #63 5 de octubre de 2010</text:h>
      <text:h text:outline-level="3" text:style-name="Heading-3"/>
      <text:p text:style-name="Normal">Comía en un restaurante mientras platicaba con un señor con quien que nunca he establecido una conversación, no conozco su nombre, es el que tiene barba y siempre usa traje negro, trabaja en las oficinas frente a mi trabajo.</text:p>
      <text:h text:outline-level="3" text:style-name="Heading-3"/>
      <text:p text:style-name="Normal">Etiquetas: Desconocidos, restaurante.</text:p>
      <text:h text:outline-level="3" text:style-name="Heading-3"/>
      <text:p text:style-name="Normal">—Buenos días Joel, necesitamos tener lista hoy la aplicación para procesar los archivos que nos manda el cliente XSOFT.</text:p>
      <text:p text:style-name="Normal">—No te preocupes Daniela, lo tendré listo al final del día.</text:p>
      <text:p text:style-name="Normal">—Te ves cansado. ¿Nuevamente tomando entre semana?</text:p>
      <text:p text:style-name="Normal">—Solo un poco para dormir agusto.</text:p>
      <text:p text:style-name="Normal">—Mientras no se te haga vicio. ¿Tienes planes para la hora de comida? Es cumpleaños de Victor y comeremos con él en el comedor común.</text:p>
      <text:p text:style-name="Normal">—Está bien, los acompaño.</text:p>
      <text:h text:outline-level="3" text:style-name="Heading-3"/>
      <text:h text:outline-level="3" text:style-name="Heading-3">Conversación de chat con Ana:</text:h>
      <text:h text:outline-level="3" text:style-name="Heading-3"/>
      <text:p text:style-name="Normal">—Hola Joel ¿Estás por ahí?</text:p>
      <text:p text:style-name="Normal">—Aquí estoy.</text:p>
      <text:p text:style-name="Normal">—¿Estás ocupado?</text:p>
      <text:p text:style-name="Normal">—La verdad sí, estoy en la oficina pero me hace falta un descanso.</text:p>
      <text:p text:style-name="Normal">—Solo te escribo por que hace mucho que no platicamos, no te he visto en ningún lado.</text:p>
      <text:p text:style-name="Normal">—La verdad no he salido ultimamente, solo me tomo dos o tres cervezas por mi calle con algunos amigos.</text:p>
      <text:p text:style-name="Normal">—Estás muy joven para divertirte como señor alcohólico.</text:p>
      <text:p text:style-name="Normal">—Cada quien tiene su forma de divertirse.</text:p>
      <text:p text:style-name="Normal">—¿A caso necesitas tomar para divertirte? eso es señal de alcoholismo.</text:p>
      <text:p text:style-name="Normal">—Todo lo contrario, yo no necesito divertirme para tomar.</text:p>
      <text:p text:style-name="Normal">—Ja, ja, ja, para todo tienes respuesta. El próximo viernes nos vamos a juntar en la casa de el Chino Loco, deberías de ir, la semana pasada nos reunimos <text:s text:c="1"/>y se puso muy bien, fueron casi todos los que nos juntábamos saliendo de la escuela.</text:p>
      <text:p text:style-name="Normal">—Ultimamente no tengo muchas ganas de salir pero te llamo si me animo.</text:p>
      <text:p text:style-name="Normal">—Está bien, que tengas un buen día.</text:p>
      <text:p text:style-name="Normal">—Igualmente.</text:p>
      <text:h text:outline-level="3" text:style-name="Heading-3"/>
      <text:h text:outline-level="3" text:style-name="Heading-3">Conversación de chat con Jesús:</text:h>
      <text:h text:outline-level="3" text:style-name="Heading-3"/>
      <text:p text:style-name="Normal">—Chuy, necesito acceso al servidor de pruebas para validar que funciona lo que llevo hecho de mi código para XSOFT.</text:p>
      <text:p text:style-name="Normal">—Te lo tengo en una media hora aproximadamente, cambiaron las políticas y ahora ya ni yo tengo acceso de administrador, tengo que solicitar tus permisos.</text:p>
      <text:p text:style-name="Normal">—Ok, te espero.</text:p>
      <text:p text:style-name="Normal"/>
      <text:h text:outline-level="3" text:style-name="Heading-3">Reporte #2 5 de octubre de 2010</text:h>
      <text:h text:outline-level="3" text:style-name="Heading-3"/>
      <text:p text:style-name="Normal">Es interesante soñar que platicas con una persona a la que nunca le has dirigido una palabra. Hoy vi de cerca a la persona con la que soñé que platicaba, nisiquiera sé su</text:p>
      <text:p text:style-name="Normal">nombre y al haber cruzado miradas sentí como si lo conociera, sentí confianza como para saludarlo pero me frena la razón, simplemente fue un sueño. No es que quisiera realmente conversar pero ¿Por qué soñé con él?, ¿Qué fue lo que llamó mi atención?. Muy probablemente él ni siquiera me ubica y en mi mundo de los sueños hemos compartido una comida.</text:p>
      <text:p text:style-name="Normal"/>
      <text:p text:style-name="Normal">Tal vez sería buen experimento intentar establecer una</text:p>
      <text:p text:style-name="Normal">conversación casual y ver si noto alguna impresión de su parte o alguna casualidad que me pueda dar motivos de por qué tuvo un lugar en mi mente.</text:p>
      <text:h text:outline-level="3" text:style-name="Heading-3"/>
      <text:h text:outline-level="3" text:style-name="Heading-3">Continúa conversación con Jesús:</text:h>
      <text:h text:outline-level="3" text:style-name="Heading-3"/>
      <text:p text:style-name="Normal">—Listo Joel, ya tienes permisos.</text:p>
      <text:p text:style-name="Normal">—Gracias.</text:p>
      <text:p text:style-name="Normal">—Es hora de la comida, vamos.</text:p>
      <text:p text:style-name="Normal">—Vamo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